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ria negozio</text:p>
      <text:p text:style-name="P1"/>
      <text:p text:style-name="P2">Linea Casa Bari nato negli anni '40 come ferramenta, vendeva principalmente stufe a legna con tutti i suoi accessori e ricambi. Nel corso degli anni si è trasformato in vendita casalinghi e articoli da regalo di linea medio alta offrendo articoli articoli di marchi esclusivi. Il negozio è sempre stato a conduzione familiare, ma negli anni si e' ampliato fino a richiedere l'assunzione di dipendenti.</text:p>
      <text:p text:style-name="P2">Linea Casa serve una clientela varia che cerca qualcosa di particolare per impreziosire la propria abitazione. I nostri fornitori inoltre sono selezionati ed offrono prodotti di alta qualità realizzati molto spesso a mano a prezzi accessibili.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5T19:26:11.090958463</meta:creation-date>
    <dc:date>2015-07-06T10:58:46</dc:date>
    <meta:editing-duration>PT2M58S</meta:editing-duration>
    <meta:editing-cycles>2</meta:editing-cycles>
    <meta:generator>LibreOffice/3.5$Linux_X86_64 LibreOffice_project/350m1$Build-2</meta:generator>
    <dc:creator>BARI [IN2]</dc:creator>
    <meta:document-statistic meta:table-count="0" meta:image-count="0" meta:object-count="0" meta:page-count="1" meta:paragraph-count="3" meta:word-count="103" meta:character-count="662" meta:non-whitespace-character-count="558"/>
  </office:meta>
</office:document-meta>
</file>